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2.261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963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bf00"/>
    </style:style>
    <style:style style:name="ce6" style:family="table-cell" style:parent-style-name="Default" style:data-style-name="N10122">
      <style:table-cell-properties fo:background-color="#ffbf00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cbzip2" table:style-name="ta1">
        <table:shapes>
          <draw:frame draw:z-index="0" draw:style-name="gr1" draw:text-style-name="P1" svg:width="8.44cm" svg:height="7.985cm" svg:x="0.988cm" svg:y="10.55cm">
            <draw:object draw:notify-on-update-of-ranges="specbzip2.D2:specbzip2.D2 specbzip2.D4:specbzip2.D4 specbzip2.J2:specbzip2.J2 specbzip2.J4:specbzip2.J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906cm" svg:height="8.111cm" svg:x="10.631cm" svg:y="10.403cm">
            <draw:object draw:notify-on-update-of-ranges="specbzip2.E2:specbzip2.E2 specbzip2.E7:specbzip2.E8 specbzip2.E16:specbzip2.E16 specbzip2.E19:specbzip2.E19 specbzip2.J2:specbzip2.J2 specbzip2.J7:specbzip2.J8 specbzip2.J16:specbzip2.J16 specbzip2.J19:specbzip2.J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051cm" svg:height="7.696cm" svg:x="21.852cm" svg:y="10.838cm">
            <draw:object draw:notify-on-update-of-ranges="specbzip2.F2:specbzip2.F2 specbzip2.F9:specbzip2.F10 specbzip2.J2:specbzip2.J2 specbzip2.J9:specbzip2.J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  <table:table-cell office:value-type="string" calcext:value-type="string">
            <text:p>cost</text:p>
          </table:table-cell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87" calcext:value-type="float">
            <text:p>1.681870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195</text:p>
          </table:table-cell>
          <table:table-cell office:value-type="string" calcext:value-type="string">
            <text:p>l1d</text:p>
          </table:table-cell>
          <table:table-cell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52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66118</text:p>
          </table:table-cell>
          <table:table-cell office:value-type="string" calcext:value-type="string">
            <text:p>l1d_assoc</text:p>
          </table:table-cell>
          <table:table-cell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0216" calcext:value-type="float">
            <text:p>1.650216</text:p>
          </table:table-cell>
          <table:table-cell office:value-type="string" calcext:value-type="string">
            <text:p>0.01248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36854</text:p>
          </table:table-cell>
          <table:table-cell office:value-type="string" calcext:value-type="string">
            <text:p>l2</text:p>
          </table:table-cell>
          <table:table-cell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2676" calcext:value-type="float">
            <text:p>1.682676</text:p>
          </table:table-cell>
          <table:table-cell office:value-type="string" calcext:value-type="string">
            <text:p>0.015291</text:p>
          </table:table-cell>
          <table:table-cell office:value-type="string" calcext:value-type="string">
            <text:p>0.000360</text:p>
          </table:table-cell>
          <table:table-cell office:value-type="string" calcext:value-type="string">
            <text:p>0.2647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974" calcext:value-type="float">
            <text:p>1.681974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662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719307" calcext:value-type="float">
            <text:p>1.719307</text:p>
          </table:table-cell>
          <table:table-cell office:value-type="string" calcext:value-type="string">
            <text:p>0.018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184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6491" calcext:value-type="float">
            <text:p>1.664910</text:p>
          </table:table-cell>
          <table:table-cell office:value-type="string" calcext:value-type="string">
            <text:p>0.01394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959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730154" calcext:value-type="float">
            <text:p>1.730154</text:p>
          </table:table-cell>
          <table:table-cell office:value-type="string" calcext:value-type="string">
            <text:p>0.015299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77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48475" calcext:value-type="float">
            <text:p>1.648475</text:p>
          </table:table-cell>
          <table:table-cell office:value-type="string" calcext:value-type="string">
            <text:p>0.01526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30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1665</text:p>
          </table:table-cell>
          <table:table-cell office:value-type="string" calcext:value-type="string">
            <text:p>0.01528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83363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667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799279</text:p>
          </table:table-cell>
          <table:table-cell office:value-type="string" calcext:value-type="string">
            <text:p>0.017524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4066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638970</text:p>
          </table:table-cell>
          <table:table-cell office:value-type="string" calcext:value-type="string">
            <text:p>0.014462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629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81897" calcext:value-type="float">
            <text:p>1.681897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662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7933" calcext:value-type="float">
            <text:p>1.657933</text:p>
          </table:table-cell>
          <table:table-cell office:value-type="string" calcext:value-type="string">
            <text:p>0.01339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02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695661</text:p>
          </table:table-cell>
          <table:table-cell office:value-type="string" calcext:value-type="string">
            <text:p>0.01528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811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659664</text:p>
          </table:table-cell>
          <table:table-cell office:value-type="string" calcext:value-type="string">
            <text:p>0.01541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020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bzip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654354" calcext:value-type="float">
            <text:p>1.654354</text:p>
          </table:table-cell>
          <table:table-cell office:value-type="string" calcext:value-type="string">
            <text:p>0.01308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87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ecbzip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6" office:value-type="float" office:value="1.560331" calcext:value-type="float">
            <text:p>1.560331</text:p>
          </table:table-cell>
          <table:table-cell table:style-name="ce2" office:value-type="string" calcext:value-type="string">
            <text:p>0.009348</text:p>
          </table:table-cell>
          <table:table-cell table:style-name="ce2" office:value-type="string" calcext:value-type="string">
            <text:p>0.000054</text:p>
          </table:table-cell>
          <table:table-cell table:style-name="ce2" office:value-type="string" calcext:value-type="string">
            <text:p>0.228545</text:p>
          </table:table-cell>
          <table:table-cell table:formula="of:=[.J2]/[.J20]" office:value-type="float" office:value="1.07789308806913" calcext:value-type="float">
            <text:p>1,07789308806913</text:p>
          </table:table-cell>
          <table:table-cell/>
        </table:table-row>
        <table:table-row table:style-name="ro2" table:number-rows-repeated="76">
          <table:table-cell table:number-columns-repeated="9"/>
          <table:table-cell table:style-name="Default"/>
          <table:table-cell table:number-columns-repeated="5"/>
        </table:table-row>
        <table:table-row table:style-name="ro2">
          <table:table-cell table:number-columns-repeated="10"/>
          <table:table-cell table:style-name="ce1" table:number-columns-repeated="3"/>
          <table:table-cell table:number-columns-repeated="2"/>
        </table:table-row>
        <table:table-row table:style-name="ro2" table:number-rows-repeated="104847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pecmcf" table:style-name="ta1">
        <table:shapes>
          <draw:frame draw:z-index="0" draw:style-name="gr1" draw:text-style-name="P1" svg:width="8.892cm" svg:height="8.565cm" svg:x="1.026cm" svg:y="9.504cm">
            <draw:object draw:notify-on-update-of-ranges="specmcf.B2:specmcf.B4 specmcf.J2:specmcf.J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467cm" svg:height="8.05cm" svg:x="10.753cm" svg:y="9.524cm">
            <draw:object draw:notify-on-update-of-ranges="specmcf.C2:specmcf.C2 specmcf.C5:specmcf.C6 specmcf.C15:specmcf.C16 specmcf.J2:specmcf.J2 specmcf.J5:specmcf.J6 specmcf.J15:specmcf.J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9.036cm" svg:height="7.514cm" svg:x="21.024cm" svg:y="9.645cm">
            <draw:object draw:notify-on-update-of-ranges="specmcf.D2:specmcf.D2 specmcf.D4:specmcf.D4 specmcf.J2:specmcf.J2 specmcf.J4:specmcf.J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337784" calcext:value-type="float">
            <text:p>1.337784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3</text:p>
          </table:table-cell>
          <table:table-cell office:value-type="string" calcext:value-type="string">
            <text:p>l1i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1" calcext:value-type="float">
            <text:p>1.2096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70</text:p>
          </table:table-cell>
          <table:table-cell office:value-type="string" calcext:value-type="string">
            <text:p>l1i_assoc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303" calcext:value-type="float">
            <text:p>1.209303</text:p>
          </table:table-cell>
          <table:table-cell office:value-type="string" calcext:value-type="string">
            <text:p>0.00182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78721</text:p>
          </table:table-cell>
          <table:table-cell office:value-type="string" calcext:value-type="string">
            <text:p>l1d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326278" calcext:value-type="float">
            <text:p>1.326278</text:p>
          </table:table-cell>
          <table:table-cell office:value-type="string" calcext:value-type="string">
            <text:p>0.001929</text:p>
          </table:table-cell>
          <table:table-cell office:value-type="string" calcext:value-type="string">
            <text:p>0.016207</text:p>
          </table:table-cell>
          <table:table-cell office:value-type="string" calcext:value-type="string">
            <text:p>0.068656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728" calcext:value-type="float">
            <text:p>1.209728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587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0752</text:p>
          </table:table-cell>
          <table:table-cell office:value-type="string" calcext:value-type="string">
            <text:p>0.002501</text:p>
          </table:table-cell>
          <table:table-cell office:value-type="string" calcext:value-type="string">
            <text:p>0.020321</text:p>
          </table:table-cell>
          <table:table-cell office:value-type="string" calcext:value-type="string">
            <text:p>0.054801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67</text:p>
          </table:table-cell>
          <table:table-cell office:value-type="string" calcext:value-type="string">
            <text:p>0.001862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271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2337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6010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16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5830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76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15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.05608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365106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014561</text:p>
          </table:table-cell>
          <table:table-cell office:value-type="string" calcext:value-type="string">
            <text:p>0.127916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300766</text:p>
          </table:table-cell>
          <table:table-cell office:value-type="string" calcext:value-type="string">
            <text:p>0.001196</text:p>
          </table:table-cell>
          <table:table-cell office:value-type="string" calcext:value-type="string">
            <text:p>0.020417</text:p>
          </table:table-cell>
          <table:table-cell office:value-type="string" calcext:value-type="string">
            <text:p>0.03098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" calcext:value-type="float">
            <text:p>1.209630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08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09631" calcext:value-type="float">
            <text:p>1.209631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6835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320988</text:p>
          </table:table-cell>
          <table:table-cell office:value-type="string" calcext:value-type="string">
            <text:p>0.001105</text:p>
          </table:table-cell>
          <table:table-cell office:value-type="string" calcext:value-type="string">
            <text:p>0.025549</text:p>
          </table:table-cell>
          <table:table-cell office:value-type="string" calcext:value-type="string">
            <text:p>0.013032</text:p>
          </table:table-cell>
          <table:table-cell/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1.360994</text:p>
          </table:table-cell>
          <table:table-cell office:value-type="string" calcext:value-type="string">
            <text:p>0.001597</text:p>
          </table:table-cell>
          <table:table-cell office:value-type="string" calcext:value-type="string">
            <text:p>0.026856</text:p>
          </table:table-cell>
          <table:table-cell office:value-type="string" calcext:value-type="string">
            <text:p>0.006308</text:p>
          </table:table-cell>
          <table:table-cell/>
        </table:table-row>
        <table:table-row table:style-name="ro2">
          <table:table-cell table:style-name="ce2" office:value-type="string" calcext:value-type="string">
            <text:p>specmcf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1.16182" calcext:value-type="float">
            <text:p>1.161820</text:p>
          </table:table-cell>
          <table:table-cell table:style-name="ce2" office:value-type="string" calcext:value-type="string">
            <text:p>0.000690</text:p>
          </table:table-cell>
          <table:table-cell table:style-name="ce2" office:value-type="string" calcext:value-type="string">
            <text:p>0.000010</text:p>
          </table:table-cell>
          <table:table-cell table:style-name="ce2" office:value-type="string" calcext:value-type="string">
            <text:p>0.471585</text:p>
          </table:table-cell>
          <table:table-cell table:formula="of:=[.J2]/[.J19]" office:value-type="float" office:value="1.15145547503056" calcext:value-type="float">
            <text:p>1,15145547503056</text:p>
          </table:table-cell>
        </table:table-row>
      </table:table>
      <table:table table:name="specsjeng" table:style-name="ta1">
        <table:shapes>
          <draw:frame draw:z-index="0" draw:style-name="gr1" draw:text-style-name="P1" svg:width="11.854cm" svg:height="8.99cm" svg:x="1.35cm" svg:y="9.811cm">
            <draw:object draw:notify-on-update-of-ranges="specsjeng.H2:specsjeng.H2 specsjeng.H13:specsjeng.H14 specsjeng.H17:specsjeng.H17 specsjeng.J2:specsjeng.J2 specsjeng.J13:specsjeng.J14 specsjeng.J17:specsjeng.J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.318732" calcext:value-type="float">
            <text:p>10.318732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 office:value-type="string" calcext:value-type="string">
            <text:p>line size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9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2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28</text:p>
          </table:table-cell>
          <table:table-cell office:value-type="string" calcext:value-type="string">
            <text:p>0.12183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5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4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999877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0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999971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038</text:p>
          </table:table-cell>
          <table:table-cell office:value-type="string" calcext:value-type="string">
            <text:p>0.12186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40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5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21508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3424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29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35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.736855" calcext:value-type="float">
            <text:p>17.736855</text:p>
          </table:table-cell>
          <table:table-cell office:value-type="string" calcext:value-type="string">
            <text:p>0.24366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99982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.831309" calcext:value-type="float">
            <text:p>6.831309</text:p>
          </table:table-cell>
          <table:table-cell office:value-type="string" calcext:value-type="string">
            <text:p>0.06092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47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10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999964</text:p>
          </table:table-cell>
          <table:table-cell/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5.199911" calcext:value-type="float">
            <text:p>5.199911</text:p>
          </table:table-cell>
          <table:table-cell office:value-type="string" calcext:value-type="string">
            <text:p>0.03046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99847</text:p>
          </table:table-cell>
          <table:table-cell/>
        </table:table-row>
        <table:table-row table:style-name="ro2">
          <table:table-cell table:style-name="ce2" office:value-type="string" calcext:value-type="string">
            <text:p>specsjeng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3.087033" calcext:value-type="float">
            <text:p>3.087033</text:p>
          </table:table-cell>
          <table:table-cell table:style-name="ce2" office:value-type="string" calcext:value-type="string">
            <text:p>0.003814</text:p>
          </table:table-cell>
          <table:table-cell table:style-name="ce2" office:value-type="string" calcext:value-type="string">
            <text:p>0.000012</text:p>
          </table:table-cell>
          <table:table-cell table:style-name="ce2" office:value-type="string" calcext:value-type="string">
            <text:p>0.996868</text:p>
          </table:table-cell>
          <table:table-cell table:formula="of:=[.J2]/[.J18]" office:value-type="float" office:value="3.34260501912354" calcext:value-type="float">
            <text:p>3,34260501912354</text:p>
          </table:table-cell>
        </table:table-row>
      </table:table>
      <table:table table:name="spechmmer" table:style-name="ta1">
        <table:shapes>
          <draw:frame draw:z-index="0" draw:style-name="gr1" draw:text-style-name="P1" svg:width="12.317cm" svg:height="8.991cm" svg:x="0.807cm" svg:y="9.113cm">
            <draw:object draw:notify-on-update-of-ranges="spechmmer.H2:spechmmer.H2 spechmmer.H13:spechmmer.H14 spechmmer.H17:spechmmer.H17 spechmmer.J2:spechmmer.J2 spechmmer.J13:spechmmer.J14 spechmmer.J17:spechmmer.J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8.104cm" svg:height="8.867cm" svg:x="14.111cm" svg:y="9.134cm">
            <draw:object draw:notify-on-update-of-ranges="spechmmer.D2:spechmmer.D2 spechmmer.D4:spechmmer.D4 spechmmer.J2:spechmmer.J2 spechmmer.J4:spechmmer.J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4384" calcext:value-type="float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 office:value-type="string" calcext:value-type="string">
            <text:p>line size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3683" calcext:value-type="float">
            <text:p>1.27368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169</text:p>
          </table:table-cell>
          <table:table-cell office:value-type="string" calcext:value-type="string">
            <text:p>0.078951</text:p>
          </table:table-cell>
          <table:table-cell office:value-type="string" calcext:value-type="string">
            <text:p>l1d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.272182" calcext:value-type="float">
            <text:p>1.272182</text:p>
          </table:table-cell>
          <table:table-cell office:value-type="string" calcext:value-type="string">
            <text:p>0.000710</text:p>
          </table:table-cell>
          <table:table-cell office:value-type="string" calcext:value-type="string">
            <text:p>0.000234</text:p>
          </table:table-cell>
          <table:table-cell office:value-type="string" calcext:value-type="string">
            <text:p>0.171455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89840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3670</text:p>
          </table:table-cell>
          <table:table-cell office:value-type="string" calcext:value-type="string">
            <text:p>0.040131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3607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0.079038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03782</text:p>
          </table:table-cell>
          <table:table-cell office:value-type="string" calcext:value-type="string">
            <text:p>0.003626</text:p>
          </table:table-cell>
          <table:table-cell office:value-type="string" calcext:value-type="string">
            <text:p>0.000465</text:p>
          </table:table-cell>
          <table:table-cell office:value-type="string" calcext:value-type="string">
            <text:p>0.033763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049</text:p>
          </table:table-cell>
          <table:table-cell office:value-type="string" calcext:value-type="string">
            <text:p>0.001557</text:p>
          </table:table-cell>
          <table:table-cell office:value-type="string" calcext:value-type="string">
            <text:p>0.000462</text:p>
          </table:table-cell>
          <table:table-cell office:value-type="string" calcext:value-type="string">
            <text:p>0.075833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.286132" calcext:value-type="float">
            <text:p>1.286132</text:p>
          </table:table-cell>
          <table:table-cell office:value-type="string" calcext:value-type="string">
            <text:p>0.003020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0.07539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.268047" calcext:value-type="float">
            <text:p>1.268047</text:p>
          </table:table-cell>
          <table:table-cell office:value-type="string" calcext:value-type="string">
            <text:p>0.000895</text:p>
          </table:table-cell>
          <table:table-cell office:value-type="string" calcext:value-type="string">
            <text:p>0.000504</text:p>
          </table:table-cell>
          <table:table-cell office:value-type="string" calcext:value-type="string">
            <text:p>0.06627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072980</text:p>
          </table:table-cell>
          <table:table-cell/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.264872" calcext:value-type="float">
            <text:p>1.264872</text:p>
          </table:table-cell>
          <table:table-cell office:value-type="string" calcext:value-type="string">
            <text:p>0.000572</text:p>
          </table:table-cell>
          <table:table-cell office:value-type="string" calcext:value-type="string">
            <text:p>0.000560</text:p>
          </table:table-cell>
          <table:table-cell office:value-type="string" calcext:value-type="string">
            <text:p>0.052727</text:p>
          </table:table-cell>
          <table:table-cell/>
        </table:table-row>
        <table:table-row table:style-name="ro2">
          <table:table-cell table:style-name="ce2" office:value-type="string" calcext:value-type="string">
            <text:p>spechmmer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1.261708" calcext:value-type="float">
            <text:p>1.261708</text:p>
          </table:table-cell>
          <table:table-cell table:style-name="ce2" office:value-type="string" calcext:value-type="string">
            <text:p>0.000212</text:p>
          </table:table-cell>
          <table:table-cell table:style-name="ce2" office:value-type="string" calcext:value-type="string">
            <text:p>0.000047</text:p>
          </table:table-cell>
          <table:table-cell table:style-name="ce2" office:value-type="string" calcext:value-type="string">
            <text:p>0.196459</text:p>
          </table:table-cell>
          <table:table-cell table:formula="of:=[.J2]/[.J18]" office:value-type="float" office:value="1.01004669860221" calcext:value-type="float">
            <text:p>1,01004669860221</text:p>
          </table:table-cell>
        </table:table-row>
      </table:table>
      <table:table table:name="speclibm" table:style-name="ta1">
        <table:shapes>
          <draw:frame draw:z-index="0" draw:style-name="gr1" draw:text-style-name="P1" svg:width="11.907cm" svg:height="8.999cm" svg:x="0.854cm" svg:y="9.869cm">
            <draw:object draw:notify-on-update-of-ranges="speclibm.H2:speclibm.H2 speclibm.H13:speclibm.H14 speclibm.H17:speclibm.H17 speclibm.J2:speclibm.J2 speclibm.J13:speclibm.J14 speclibm.J17:speclibm.J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Benchmarks</text:p>
          </table:table-cell>
          <table:table-cell table:style-name="ce2" office:value-type="string" calcext:value-type="string">
            <text:p>l1i (kB)</text:p>
          </table:table-cell>
          <table:table-cell table:style-name="ce2" office:value-type="string" calcext:value-type="string">
            <text:p>l1i_assoc</text:p>
          </table:table-cell>
          <table:table-cell table:style-name="ce2" office:value-type="string" calcext:value-type="string">
            <text:p>l1d (kB)</text:p>
          </table:table-cell>
          <table:table-cell table:style-name="ce2" office:value-type="string" calcext:value-type="string">
            <text:p>l1d_assoc</text:p>
          </table:table-cell>
          <table:table-cell table:style-name="ce2" office:value-type="string" calcext:value-type="string">
            <text:p>l2 (MB)</text:p>
          </table:table-cell>
          <table:table-cell table:style-name="ce2" office:value-type="string" calcext:value-type="string">
            <text:p>l2_assoc</text:p>
          </table:table-cell>
          <table:table-cell table:style-name="ce2" office:value-type="string" calcext:value-type="string">
            <text:p>line size (B)</text:p>
          </table:table-cell>
          <table:table-cell table:style-name="ce2" office:value-type="string" calcext:value-type="string">
            <text:p>empty</text:p>
          </table:table-cell>
          <table:table-cell table:style-name="ce6" office:value-type="string" calcext:value-type="string">
            <text:p>CPI</text:p>
          </table:table-cell>
          <table:table-cell table:style-name="ce8" office:value-type="string" calcext:value-type="string">
            <text:p>l1d_miss</text:p>
          </table:table-cell>
          <table:table-cell table:style-name="ce8" office:value-type="string" calcext:value-type="string">
            <text:p>l1i_miss</text:p>
          </table:table-cell>
          <table:table-cell table:style-name="ce8" office:value-type="string" calcext:value-type="string">
            <text:p>l2_miss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9115" calcext:value-type="float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 office:value-type="string" calcext:value-type="string">
            <text:p>line size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999966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3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87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106</text:p>
          </table:table-cell>
          <table:table-cell office:value-type="string" calcext:value-type="string">
            <text:p>0.999849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999951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79770</text:p>
          </table:table-cell>
          <table:table-cell office:value-type="string" calcext:value-type="string">
            <text:p>0.049659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81718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60983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4754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.650345" calcext:value-type="float">
            <text:p>5.650345</text:p>
          </table:table-cell>
          <table:table-cell office:value-type="string" calcext:value-type="string">
            <text:p>0.098032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999972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.514562" calcext:value-type="float">
            <text:p>2.514562</text:p>
          </table:table-cell>
          <table:table-cell office:value-type="string" calcext:value-type="string">
            <text:p>0.024510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999808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7422" calcext:value-type="float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.457422" calcext:value-type="float">
            <text:p>3.457422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999930</text:p>
          </table:table-cell>
          <table:table-cell/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.888624" calcext:value-type="float">
            <text:p>1.888624</text:p>
          </table:table-cell>
          <table:table-cell office:value-type="string" calcext:value-type="string">
            <text:p>0.012256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0.999501</text:p>
          </table:table-cell>
          <table:table-cell/>
        </table:table-row>
        <table:table-row table:style-name="ro2">
          <table:table-cell table:style-name="ce2" office:value-type="string" calcext:value-type="string">
            <text:p>speclibm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6" office:value-type="float" office:value="1.402052" calcext:value-type="float">
            <text:p>1.402052</text:p>
          </table:table-cell>
          <table:table-cell table:style-name="ce2" office:value-type="string" calcext:value-type="string">
            <text:p>0.001534</text:p>
          </table:table-cell>
          <table:table-cell table:style-name="ce2" office:value-type="string" calcext:value-type="string">
            <text:p>0.000234</text:p>
          </table:table-cell>
          <table:table-cell table:style-name="ce2" office:value-type="string" calcext:value-type="string">
            <text:p>0.988701</text:p>
          </table:table-cell>
          <table:table-cell table:formula="of:=[.J2]/[.J18]" office:value-type="float" office:value="2.46718024723762" calcext:value-type="float">
            <text:p>2,46718024723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Προσαρμοσμένη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121" number:language="en" number:country="US" number:title="Προσαρμοσμένη">
      <number:number number:decimal-places="3" loext:min-decimal-places="3"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02:28:16.612316649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20:31:19.789997224</meta:creation-date>
    <dc:date>2020-01-11T03:35:31.862551805</dc:date>
    <meta:editing-duration>PT18H58M38S</meta:editing-duration>
    <meta:editing-cycles>18</meta:editing-cycles>
    <meta:generator>LibreOffice/6.3.4.2.0$Linux_X86_64 LibreOffice_project/30$Build-2</meta:generator>
    <meta:document-statistic meta:table-count="5" meta:cell-count="1137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41cm" svg:height="7.986cm" xlink:href=".." xlink:type="simple" chart:class="chart:bar" chart:style-name="ch1">
        <chart:title svg:x="2.492cm" svg:y="0.295cm" chart:style-name="ch2">
          <text:p>L1D (kB) vs CPI</text:p>
        </chart:title>
        <chart:plot-area chart:style-name="ch3" table:cell-range-address="specbzip2.D2:specbzip2.D2 specbzip2.D4:specbzip2.D4 specbzip2.J2:specbzip2.J2 specbzip2.J4:specbzip2.J4" chart:data-source-has-labels="column" svg:x="0.168cm" svg:y="1.243cm" svg:width="8.105cm" svg:height="6.584cm">
          <chartooo:coordinate-region svg:x="1.836cm" svg:y="1.447cm" svg:width="6.437cm" svg:height="5.725cm"/>
          <chart:axis chart:dimension="x" chart:name="primary-x" chart:style-name="ch4" chartooo:axis-type="auto">
            <chartooo:date-scale/>
            <chart:categories table:cell-range-address="specbzip2.D2:specbzip2.D2 specbzip2.D4:specbzip2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bzip2.J2:specbzip2.J2 specbzip2.J4:specbzip2.J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bzip2.D2:specbzip2.D2 specbzip2.D4:specbzip2.D4</svg:desc>
                </draw:g>
              </table:table-cell>
              <table:table-cell office:value-type="float" office:value="1.68187">
                <text:p>1.68187</text:p>
                <draw:g>
                  <svg:desc>specbzip2.J2:specbzip2.J2 specbzip2.J4:specbzip2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650216">
                <text:p>1.650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05cm" svg:height="8.868cm" xlink:href=".." xlink:type="simple" chart:class="chart:bar" chart:style-name="ch1">
        <chart:title svg:x="2.324cm" svg:y="0.313cm" chart:style-name="ch2">
          <text:p>L1D (kB) vs CPI</text:p>
        </chart:title>
        <chart:plot-area chart:style-name="ch3" table:cell-range-address="spechmmer.D2:spechmmer.D2 spechmmer.D4:spechmmer.D4 spechmmer.J2:spechmmer.J2 spechmmer.J4:spechmmer.J4" chart:data-source-has-labels="column" svg:x="0.162cm" svg:y="1.279cm" svg:width="7.781cm" svg:height="7.412cm">
          <chartooo:coordinate-region svg:x="1.83cm" svg:y="1.483cm" svg:width="6.113cm" svg:height="6.553cm"/>
          <chart:axis chart:dimension="x" chart:name="primary-x" chart:style-name="ch4" chartooo:axis-type="auto">
            <chartooo:date-scale/>
            <chart:categories table:cell-range-address="spechmmer.D2:spechmmer.D2 spechmmer.D4:spechmmer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hmmer.J2:spechmmer.J2 spechmmer.J4:spechmmer.J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hmmer.D2:spechmmer.D2 spechmmer.D4:spechmmer.D4</svg:desc>
                </draw:g>
              </table:table-cell>
              <table:table-cell office:value-type="float" office:value="1.274384">
                <text:p>1.274384</text:p>
                <draw:g>
                  <svg:desc>spechmmer.J2:spechmmer.J2 spechmmer.J4:spechmmer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72182">
                <text:p>1.2721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07cm" svg:height="8.112cm" xlink:href=".." xlink:type="simple" chart:class="chart:bar" chart:style-name="ch1">
        <chart:title svg:x="3.052cm" svg:y="0.298cm" chart:style-name="ch2">
          <text:p>L1D assoc vs CPI</text:p>
        </chart:title>
        <chart:plot-area chart:style-name="ch3" table:cell-range-address="specbzip2.E2:specbzip2.E2 specbzip2.E7:specbzip2.E8 specbzip2.E16:specbzip2.E16 specbzip2.E19:specbzip2.E19 specbzip2.J2:specbzip2.J2 specbzip2.J7:specbzip2.J8 specbzip2.J16:specbzip2.J16 specbzip2.J19:specbzip2.J19" chart:data-source-has-labels="column" svg:x="0.198cm" svg:y="1.249cm" svg:width="9.511cm" svg:height="6.701cm">
          <chartooo:coordinate-region svg:x="1.866cm" svg:y="1.453cm" svg:width="7.843cm" svg:height="5.842cm"/>
          <chart:axis chart:dimension="x" chart:name="primary-x" chart:style-name="ch4" chartooo:axis-type="auto">
            <chartooo:date-scale/>
            <chart:categories table:cell-range-address="specbzip2.E2:specbzip2.E2 specbzip2.E7:specbzip2.E8 specbzip2.E16:specbzip2.E16 specbzip2.E19:specbzip2.E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bzip2.J2:specbzip2.J2 specbzip2.J7:specbzip2.J8 specbzip2.J16:specbzip2.J16 specbzip2.J19:specbzip2.J1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cbzip2.E2:specbzip2.E2 specbzip2.E7:specbzip2.E8 specbzip2.E16:specbzip2.E16 specbzip2.E19:specbzip2.E19</svg:desc>
                </draw:g>
              </table:table-cell>
              <table:table-cell office:value-type="float" office:value="1.68187">
                <text:p>1.68187</text:p>
                <draw:g>
                  <svg:desc>specbzip2.J2:specbzip2.J2 specbzip2.J7:specbzip2.J8 specbzip2.J16:specbzip2.J16 specbzip2.J19:specbzip2.J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719307">
                <text:p>1.7193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6491">
                <text:p>1.664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57933">
                <text:p>1.6579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654354">
                <text:p>1.6543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52cm" svg:height="7.697cm" xlink:href=".." xlink:type="simple" chart:class="chart:bar" chart:style-name="ch1">
        <chart:title svg:x="2.392cm" svg:y="0.289cm" chart:style-name="ch2">
          <text:p>L2 (MB) vs CPI</text:p>
        </chart:title>
        <chart:plot-area chart:style-name="ch3" table:cell-range-address="specbzip2.F2:specbzip2.F2 specbzip2.F9:specbzip2.F10 specbzip2.J2:specbzip2.J2 specbzip2.J9:specbzip2.J10" chart:data-source-has-labels="column" svg:x="0.161cm" svg:y="1.231cm" svg:width="7.73cm" svg:height="6.313cm">
          <chartooo:coordinate-region svg:x="1.829cm" svg:y="1.435cm" svg:width="6.062cm" svg:height="5.454cm"/>
          <chart:axis chart:dimension="x" chart:name="primary-x" chart:style-name="ch4" chartooo:axis-type="auto">
            <chartooo:date-scale/>
            <chart:categories table:cell-range-address="specbzip2.F2:specbzip2.F2 specbzip2.F9:specbzip2.F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bzip2.J2:specbzip2.J2 specbzip2.J9:specbzip2.J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cbzip2.F2:specbzip2.F2 specbzip2.F9:specbzip2.F10</svg:desc>
                </draw:g>
              </table:table-cell>
              <table:table-cell office:value-type="float" office:value="1.68187">
                <text:p>1.68187</text:p>
                <draw:g>
                  <svg:desc>specbzip2.J2:specbzip2.J2 specbzip2.J9:specbzip2.J1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730154">
                <text:p>1.7301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48475">
                <text:p>1.648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93cm" svg:height="8.566cm" xlink:href=".." xlink:type="simple" chart:class="chart:bar" chart:style-name="ch1">
        <chart:title svg:x="2.812cm" svg:y="0.307cm" chart:style-name="ch2">
          <text:p>L1I (kB) vs CPI</text:p>
        </chart:title>
        <chart:plot-area chart:style-name="ch3" table:cell-range-address="specmcf.B2:specmcf.B4 specmcf.J2:specmcf.J4" chart:data-source-has-labels="column" svg:x="0.177cm" svg:y="1.267cm" svg:width="8.539cm" svg:height="7.128cm">
          <chartooo:coordinate-region svg:x="1.845cm" svg:y="1.47cm" svg:width="6.871cm" svg:height="6.27cm"/>
          <chart:axis chart:dimension="x" chart:name="primary-x" chart:style-name="ch4" chartooo:axis-type="auto">
            <chartooo:date-scale/>
            <chart:categories table:cell-range-address="specmcf.B2:specmcf.B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mcf.J2:specmcf.J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pecmcf.B2:specmcf.B4</svg:desc>
                </draw:g>
              </table:table-cell>
              <table:table-cell office:value-type="float" office:value="1.337784">
                <text:p>1.337784</text:p>
                <draw:g>
                  <svg:desc>specmcf.J2:specmcf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09631">
                <text:p>1.20963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209303">
                <text:p>1.209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68cm" svg:height="8.051cm" xlink:href=".." xlink:type="simple" chart:class="chart:bar" chart:style-name="ch1">
        <chart:title svg:x="2.926cm" svg:y="0.297cm" chart:style-name="ch2">
          <text:p>L1I assoc vs CPI</text:p>
        </chart:title>
        <chart:plot-area chart:style-name="ch3" table:cell-range-address="specmcf.C2:specmcf.C2 specmcf.C5:specmcf.C6 specmcf.C15:specmcf.C16 specmcf.J2:specmcf.J2 specmcf.J5:specmcf.J6 specmcf.J15:specmcf.J16" chart:data-source-has-labels="column" svg:x="0.189cm" svg:y="1.247cm" svg:width="9.09cm" svg:height="6.643cm">
          <chartooo:coordinate-region svg:x="1.857cm" svg:y="1.45cm" svg:width="7.422cm" svg:height="5.785cm"/>
          <chart:axis chart:dimension="x" chart:name="primary-x" chart:style-name="ch4" chartooo:axis-type="auto">
            <chartooo:date-scale/>
            <chart:categories table:cell-range-address="specmcf.C2:specmcf.C2 specmcf.C5:specmcf.C6 specmcf.C15:specmcf.C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mcf.J2:specmcf.J2 specmcf.J5:specmcf.J6 specmcf.J15:specmcf.J1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cmcf.C2:specmcf.C2 specmcf.C5:specmcf.C6 specmcf.C15:specmcf.C16</svg:desc>
                </draw:g>
              </table:table-cell>
              <table:table-cell office:value-type="float" office:value="1.337784">
                <text:p>1.337784</text:p>
                <draw:g>
                  <svg:desc>specmcf.J2:specmcf.J2 specmcf.J5:specmcf.J6 specmcf.J15:specmcf.J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326278">
                <text:p>1.3262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09728">
                <text:p>1.2097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0963">
                <text:p>1.2096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209631">
                <text:p>1.2096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37cm" svg:height="7.515cm" xlink:href=".." xlink:type="simple" chart:class="chart:bar" chart:style-name="ch1">
        <chart:title svg:x="2.79cm" svg:y="0.286cm" chart:style-name="ch2">
          <text:p>L1D (kB) vs CPI</text:p>
        </chart:title>
        <chart:plot-area chart:style-name="ch3" table:cell-range-address="specmcf.D2:specmcf.D2 specmcf.D4:specmcf.D4 specmcf.J2:specmcf.J2 specmcf.J4:specmcf.J4" chart:data-source-has-labels="column" svg:x="0.18cm" svg:y="1.225cm" svg:width="8.677cm" svg:height="6.14cm">
          <chartooo:coordinate-region svg:x="1.848cm" svg:y="1.428cm" svg:width="7.009cm" svg:height="5.282cm"/>
          <chart:axis chart:dimension="x" chart:name="primary-x" chart:style-name="ch4" chartooo:axis-type="auto">
            <chartooo:date-scale/>
            <chart:categories table:cell-range-address="specmcf.D2:specmcf.D2 specmcf.D4:specmcf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mcf.J2:specmcf.J2 specmcf.J4:specmcf.J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mcf.D2:specmcf.D2 specmcf.D4:specmcf.D4</svg:desc>
                </draw:g>
              </table:table-cell>
              <table:table-cell office:value-type="float" office:value="1.337784">
                <text:p>1.337784</text:p>
                <draw:g>
                  <svg:desc>specmcf.J2:specmcf.J2 specmcf.J4:specmcf.J4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09303">
                <text:p>1.2093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855cm" svg:height="8.991cm" xlink:href=".." xlink:type="simple" chart:class="chart:bar" chart:style-name="ch1">
        <chart:title svg:x="2.822cm" svg:y="0.315cm" chart:style-name="ch2">
          <text:p>Cacheline Size (bytes) vs CPI</text:p>
        </chart:title>
        <chart:plot-area chart:style-name="ch3" table:cell-range-address="specsjeng.H2:specsjeng.H2 specsjeng.H13:specsjeng.H14 specsjeng.H17:specsjeng.H17 specsjeng.J2:specsjeng.J2 specsjeng.J13:specsjeng.J14 specsjeng.J17:specsjeng.J17" chart:data-source-has-labels="column" svg:x="0.237cm" svg:y="1.283cm" svg:width="11.381cm" svg:height="7.529cm">
          <chartooo:coordinate-region svg:x="2.092cm" svg:y="1.487cm" svg:width="9.526cm" svg:height="6.67cm"/>
          <chart:axis chart:dimension="x" chart:name="primary-x" chart:style-name="ch4" chartooo:axis-type="auto">
            <chartooo:date-scale/>
            <chart:categories table:cell-range-address="specsjeng.H2:specsjeng.H2 specsjeng.H13:specsjeng.H14 specsjeng.H17:specsjeng.H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sjeng.J2:specsjeng.J2 specsjeng.J13:specsjeng.J14 specsjeng.J17:specsjeng.J1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sjeng.H2:specsjeng.H2 specsjeng.H13:specsjeng.H14 specsjeng.H17:specsjeng.H17</svg:desc>
                </draw:g>
              </table:table-cell>
              <table:table-cell office:value-type="float" office:value="10.318732">
                <text:p>10.318732</text:p>
                <draw:g>
                  <svg:desc>specsjeng.J2:specsjeng.J2 specsjeng.J13:specsjeng.J14 specsjeng.J17:specsjeng.J17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.736855">
                <text:p>17.73685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.831309">
                <text:p>6.8313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.199911">
                <text:p>5.1999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08cm" svg:height="9cm" xlink:href=".." xlink:type="simple" chart:class="chart:bar" chart:style-name="ch1">
        <chart:title svg:x="2.849cm" svg:y="0.316cm" chart:style-name="ch2">
          <text:p>Cacheline Size (bytes) vs CPI</text:p>
        </chart:title>
        <chart:plot-area chart:style-name="ch3" table:cell-range-address="speclibm.H2:speclibm.H2 speclibm.H13:speclibm.H14 speclibm.H17:speclibm.H17 speclibm.J2:speclibm.J2 speclibm.J13:speclibm.J14 speclibm.J17:speclibm.J17" chart:data-source-has-labels="column" svg:x="0.238cm" svg:y="1.285cm" svg:width="11.432cm" svg:height="7.535cm">
          <chartooo:coordinate-region svg:x="1.906cm" svg:y="1.488cm" svg:width="9.764cm" svg:height="6.677cm"/>
          <chart:axis chart:dimension="x" chart:name="primary-x" chart:style-name="ch4" chartooo:axis-type="auto">
            <chartooo:date-scale/>
            <chart:categories table:cell-range-address="speclibm.H2:speclibm.H2 speclibm.H13:speclibm.H14 speclibm.H17:speclibm.H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libm.J2:speclibm.J2 speclibm.J13:speclibm.J14 speclibm.J17:speclibm.J1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libm.H2:speclibm.H2 speclibm.H13:speclibm.H14 speclibm.H17:speclibm.H17</svg:desc>
                </draw:g>
              </table:table-cell>
              <table:table-cell office:value-type="float" office:value="3.459115">
                <text:p>3.459115</text:p>
                <draw:g>
                  <svg:desc>speclibm.J2:speclibm.J2 speclibm.J13:speclibm.J14 speclibm.J17:speclibm.J17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650345">
                <text:p>5.65034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514562">
                <text:p>2.51456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888624">
                <text:p>1.8886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18cm" svg:height="8.992cm" xlink:href=".." xlink:type="simple" chart:class="chart:bar" chart:style-name="ch1">
        <chart:title svg:x="3.054cm" svg:y="0.315cm" chart:style-name="ch2">
          <text:p>Cacheline Size (bytes) vs CPI</text:p>
        </chart:title>
        <chart:plot-area chart:style-name="ch3" table:cell-range-address="spechmmer.H2:spechmmer.H2 spechmmer.H13:spechmmer.H14 spechmmer.H17:spechmmer.H17 spechmmer.J2:spechmmer.J2 spechmmer.J13:spechmmer.J14 spechmmer.J17:spechmmer.J17" chart:data-source-has-labels="column" svg:x="0.246cm" svg:y="1.283cm" svg:width="11.826cm" svg:height="7.53cm">
          <chartooo:coordinate-region svg:x="1.914cm" svg:y="1.487cm" svg:width="10.158cm" svg:height="6.671cm"/>
          <chart:axis chart:dimension="x" chart:name="primary-x" chart:style-name="ch4" chartooo:axis-type="auto">
            <chartooo:date-scale/>
            <chart:categories table:cell-range-address="spechmmer.H2:spechmmer.H2 spechmmer.H13:spechmmer.H14 spechmmer.H17:spechmmer.H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hmmer.J2:spechmmer.J2 spechmmer.J13:spechmmer.J14 spechmmer.J17:spechmmer.J1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 Στήλη J Στήλη J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pechmmer.H2:spechmmer.H2 spechmmer.H13:spechmmer.H14 spechmmer.H17:spechmmer.H17</svg:desc>
                </draw:g>
              </table:table-cell>
              <table:table-cell office:value-type="float" office:value="1.274384">
                <text:p>1.274384</text:p>
                <draw:g>
                  <svg:desc>spechmmer.J2:spechmmer.J2 spechmmer.J13:spechmmer.J14 spechmmer.J17:spechmmer.J17</svg:desc>
                </draw:g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286132">
                <text:p>1.2861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268047">
                <text:p>1.2680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264872">
                <text:p>1.2648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